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106800000E44879E15C9ECE1A085.jpg" manifest:media-type="image/jpeg"/>
  <manifest:file-entry manifest:full-path="Pictures/1000000000000588000002692E7C50243F0DE3A2.jpg" manifest:media-type="image/jpeg"/>
  <manifest:file-entry manifest:full-path="Pictures/10000000000000E60000004E07EA89C2D366FE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9.148cm" fo:margin-left="0cm" table:align="left"/>
    </style:style>
    <style:style style:name="Tabla1.A" style:family="table-column">
      <style:table-column-properties style:column-width="6.934cm"/>
    </style:style>
    <style:style style:name="Tabla1.B" style:family="table-column">
      <style:table-column-properties style:column-width="2.214cm"/>
    </style:style>
    <style:style style:name="Tabla1.1" style:family="table-row">
      <style:table-row-properties fo:keep-together="always"/>
    </style:style>
    <style:style style:name="Tabla1.A1" style:family="table-cell">
      <style:table-cell-properties fo:padding-left="0.191cm" fo:padding-right="0.191cm" fo:padding-top="0cm" fo:padding-bottom="0cm" fo:border-left="none" fo:border-right="0.5pt solid #000000" fo:border-top="none" fo:border-bottom="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7.397cm" table:align="left"/>
    </style:style>
    <style:style style:name="Tabla2.A" style:family="table-column">
      <style:table-column-properties style:column-width="17.397cm"/>
    </style:style>
    <style:style style:name="Tabla2.A1" style:family="table-cell">
      <style:table-cell-properties fo:padding-left="0.191cm" fo:padding-right="0.191cm" fo:padding-top="0cm" fo:padding-bottom="0cm" fo:border="0.5pt solid #000000" style:writing-mode="lr-tb"/>
    </style:style>
    <style:style style:name="P1" style:family="paragraph" style:parent-style-name="Encabezado">
      <style:paragraph-properties fo:padding-left="0cm" fo:padding-right="0cm" fo:padding-top="0.035cm" fo:padding-bottom="0cm" fo:border-left="none" fo:border-right="none" fo:border-top="2.24pt solid #a41c87" fo:border-bottom="none" style:shadow="none"/>
    </style:style>
    <style:style style:name="P2" style:family="paragraph" style:parent-style-name="Normal">
      <style:paragraph-properties fo:text-align="center" style:justify-single-word="false"/>
      <style:text-properties fo:font-size="24pt" style:font-size-asian="24pt"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12pt" style:font-size-asian="12pt"/>
    </style:style>
    <style:style style:name="P5"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Calibri Light" fo:font-size="11pt" fo:language="es" fo:country="ES" fo:font-weight="bold" style:font-size-asian="11pt" style:font-weight-asian="bold" style:font-size-complex="11pt" style:font-weight-complex="bold"/>
    </style:style>
    <style:style style:name="P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Calibri Light" fo:font-size="11pt" fo:language="es" fo:country="ES" style:font-size-asian="11pt" style:font-size-complex="11pt" style:font-weight-complex="bold"/>
    </style:style>
    <style:style style:name="P7"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Calibri Light" fo:font-size="11pt" fo:language="es" fo:country="ES" style:font-size-asian="11pt" style:font-size-complex="11pt"/>
    </style:style>
    <style:style style:name="P8" style:family="paragraph" style:parent-style-name="Párrafo_20_de_20_lista">
      <style:paragraph-properties fo:margin-left="0cm" fo:margin-right="0cm" fo:text-align="justify" style:justify-single-word="false" fo:text-indent="0cm" style:auto-text-indent="false">
        <style:tab-stops/>
      </style:paragraph-properties>
    </style:style>
    <style:style style:name="P9" style:family="paragraph" style:parent-style-name="Párrafo_20_de_20_lista">
      <style:paragraph-properties fo:margin-left="0cm" fo:margin-right="0cm" fo:text-align="justify" style:justify-single-word="false" fo:text-indent="0cm" style:auto-text-indent="false">
        <style:tab-stops/>
      </style:paragraph-properties>
      <style:text-properties officeooo:paragraph-rsid="0015674d"/>
    </style:style>
    <style:style style:name="P10" style:family="paragraph" style:parent-style-name="Normal">
      <style:paragraph-properties fo:margin-top="0cm" fo:margin-bottom="0cm" loext:contextual-spacing="false" fo:line-height="100%"/>
      <style:text-properties fo:font-size="10pt" style:font-size-asian="10pt"/>
    </style:style>
    <style:style style:name="P11" style:family="paragraph" style:parent-style-name="Normal">
      <style:paragraph-properties fo:margin-top="0cm" fo:margin-bottom="0cm" loext:contextual-spacing="false" fo:line-height="100%" fo:text-align="center" style:justify-single-word="false"/>
      <style:text-properties fo:font-size="10pt" officeooo:rsid="0015674d" officeooo:paragraph-rsid="0015674d" style:font-size-asian="10pt"/>
    </style:style>
    <style:style style:name="P12" style:family="paragraph" style:parent-style-name="Normal">
      <style:paragraph-properties fo:margin-top="0cm" fo:margin-bottom="0cm" loext:contextual-spacing="false" fo:line-height="100%"/>
      <style:text-properties fo:color="#000000" style:font-name="Calibri" fo:font-size="10pt" fo:font-weight="bold" style:font-name-asian="Times New Roman1" style:font-size-asian="10pt" style:language-asian="es" style:country-asian="ES" style:font-weight-asian="bold" style:font-name-complex="Times New Roman1" style:font-size-complex="8pt" style:font-weight-complex="bold"/>
    </style:style>
    <style:style style:name="P13" style:family="paragraph" style:parent-style-name="Normal">
      <style:paragraph-properties fo:margin-top="0cm" fo:margin-bottom="0cm" loext:contextual-spacing="false" fo:line-height="100%" fo:text-align="center" style:justify-single-word="false"/>
      <style:text-properties fo:color="#000000" style:font-name="Calibri" fo:font-size="10pt" fo:font-weight="bold" style:font-name-asian="Times New Roman1" style:font-size-asian="10pt" style:language-asian="es" style:country-asian="ES" style:font-weight-asian="bold" style:font-name-complex="Times New Roman1" style:font-size-complex="8pt" style:font-weight-complex="bold"/>
    </style:style>
    <style:style style:name="P14" style:family="paragraph" style:parent-style-name="Normal">
      <style:paragraph-properties fo:margin-top="0cm" fo:margin-bottom="0cm" loext:contextual-spacing="false" fo:line-height="100%" fo:text-align="center" style:justify-single-word="false"/>
      <style:text-properties fo:color="#000000" style:font-name="Calibri Light" style:font-name-asian="Times New Roman1" style:language-asian="es" style:country-asian="ES" style:font-name-complex="Calibri Light" style:font-size-complex="8pt"/>
    </style:style>
    <style:style style:name="P15" style:family="paragraph" style:parent-style-name="Normal">
      <style:paragraph-properties fo:margin-top="0cm" fo:margin-bottom="0cm" loext:contextual-spacing="false" fo:line-height="100%" fo:text-align="center" style:justify-single-word="false"/>
      <style:text-properties style:font-name="Calibri Light" fo:letter-spacing="-0.002cm" fo:font-weight="bold" style:font-weight-asian="bold" style:font-name-complex="Calibri Light"/>
    </style:style>
    <style:style style:name="P16" style:family="paragraph" style:parent-style-name="Normal" style:master-page-name="MP0">
      <style:paragraph-properties fo:text-align="center" style:justify-single-word="false" style:page-number="auto" fo:break-before="page"/>
      <style:text-properties fo:font-size="12pt" style:font-size-asian="12pt" style:font-size-complex="24pt"/>
    </style:style>
    <style:style style:name="P17" style:family="paragraph" style:parent-style-name="Normal">
      <style:paragraph-properties fo:text-align="center" style:justify-single-word="false"/>
      <style:text-properties style:font-name="Calibri Light"/>
    </style:style>
    <style:style style:name="P18" style:family="paragraph" style:parent-style-name="Párrafo_20_de_20_lista" style:list-style-name="L1">
      <style:paragraph-properties fo:text-align="justify" style:justify-single-word="false">
        <style:tab-stops/>
      </style:paragraph-properties>
      <style:text-properties officeooo:paragraph-rsid="0015674d"/>
    </style:style>
    <style:style style:name="P19" style:family="paragraph" style:parent-style-name="Párrafo_20_de_20_lista" style:list-style-name="L1">
      <style:paragraph-properties fo:text-align="justify" style:justify-single-word="false">
        <style:tab-stops/>
      </style:paragraph-properties>
      <style:text-properties officeooo:paragraph-rsid="00156eb6"/>
    </style:style>
    <style:style style:name="P20" style:family="paragraph" style:parent-style-name="Párrafo_20_de_20_lista" style:list-style-name="L1">
      <style:paragraph-properties fo:text-align="justify" style:justify-single-word="false">
        <style:tab-stops/>
      </style:paragraph-properties>
      <style:text-properties officeooo:paragraph-rsid="00184959"/>
    </style:style>
    <style:style style:name="T1" style:family="text">
      <style:text-properties style:language-asian="es" style:country-asian="ES"/>
    </style:style>
    <style:style style:name="T2" style:family="text">
      <style:text-properties style:font-name="Arial" fo:font-size="8pt" fo:font-weight="bold" style:font-size-asian="8pt" style:language-asian="es" style:country-asian="ES" style:font-weight-asian="bold"/>
    </style:style>
    <style:style style:name="T3" style:family="text">
      <style:text-properties fo:font-variant="small-caps" fo:color="#c45911" fo:font-size="26pt" fo:font-weight="bold" style:font-size-asian="26pt" style:font-weight-asian="bold" style:font-size-complex="20pt"/>
    </style:style>
    <style:style style:name="T4" style:family="text">
      <style:text-properties style:font-name="Calibri Light" fo:font-size="11pt" fo:language="es" fo:country="ES" fo:font-weight="bold" style:font-size-asian="11pt" style:font-weight-asian="bold" style:font-size-complex="11pt" style:font-weight-complex="bold"/>
    </style:style>
    <style:style style:name="T5" style:family="text">
      <style:text-properties style:font-name="Calibri Light" fo:font-size="11pt" fo:language="es" fo:country="ES" fo:font-weight="bold" officeooo:rsid="001fd3d1" style:font-size-asian="11pt" style:font-weight-asian="bold" style:font-size-complex="11pt" style:font-weight-complex="bold"/>
    </style:style>
    <style:style style:name="T6" style:family="text">
      <style:text-properties style:font-name="Calibri Light" fo:font-size="11pt" fo:language="es" fo:country="ES" style:font-size-asian="11pt" style:font-size-complex="11pt"/>
    </style:style>
    <style:style style:name="T7" style:family="text">
      <style:text-properties style:font-name="Calibri Light" fo:font-size="11pt" fo:language="es" fo:country="ES" style:font-size-asian="11pt" style:font-size-complex="11pt" style:font-weight-complex="bold"/>
    </style:style>
    <style:style style:name="T8" style:family="text">
      <style:text-properties style:font-name="Calibri Light" fo:font-size="11pt" fo:language="es" fo:country="ES" officeooo:rsid="0015674d" style:font-size-asian="11pt" style:font-size-complex="11pt" style:font-weight-complex="bold"/>
    </style:style>
    <style:style style:name="T9" style:family="text">
      <style:text-properties style:font-name="Calibri Light" fo:font-size="11pt" fo:language="es" fo:country="ES" officeooo:rsid="001e5f95" style:font-size-asian="11pt" style:font-size-complex="11pt" style:font-weight-complex="bold"/>
    </style:style>
    <style:style style:name="T10" style:family="text">
      <style:text-properties style:font-name="Calibri Light" fo:font-size="11pt" fo:language="es" fo:country="ES" officeooo:rsid="001fd3d1" style:font-size-asian="11pt" style:font-size-complex="11pt" style:font-weight-complex="bold"/>
    </style:style>
    <style:style style:name="T11" style:family="text">
      <style:text-properties style:font-name="Calibri Light" fo:font-size="11pt" fo:language="es" fo:country="ES" officeooo:rsid="001fd3d1" style:font-name-asian="Times New Roman1" style:font-size-asian="11pt" style:language-asian="es" style:country-asian="ES" style:font-size-complex="11pt" style:font-weight-complex="bold"/>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0.5pt" style:font-size-asian="10.5pt" style:font-size-complex="11pt"/>
    </style:style>
    <style:style style:name="T15" style:family="text">
      <style:text-properties fo:font-variant="normal" fo:text-transform="none" fo:color="#000000" style:font-name="Times New Roman" fo:font-size="14pt" fo:letter-spacing="normal" fo:language="es" fo:country="ES" fo:font-style="normal" fo:font-weight="normal" style:font-size-asian="11pt" style:font-size-complex="11pt"/>
    </style:style>
    <style:style style:name="T16" style:family="text">
      <style:text-properties fo:font-variant="normal" fo:text-transform="none" fo:color="#000000" style:font-name="Times New Roman" fo:font-size="14pt" fo:letter-spacing="normal" fo:language="es" fo:country="ES" fo:font-style="normal" fo:font-weight="normal" officeooo:rsid="000ec1e0" style:font-size-asian="11pt" style:font-size-complex="11pt"/>
    </style:style>
    <style:style style:name="T17" style:family="text">
      <style:text-properties fo:font-variant="normal" fo:text-transform="none" fo:color="#000000" style:font-name="Times New Roman" fo:font-size="14pt" fo:letter-spacing="normal" fo:language="es" fo:country="ES" fo:font-style="normal" fo:font-weight="normal" officeooo:rsid="000b7afe" style:font-size-asian="11pt" style:font-size-complex="11pt"/>
    </style:style>
    <style:style style:name="T18" style:family="text">
      <style:text-properties fo:font-variant="normal" fo:text-transform="none" fo:color="#000000" style:font-name="Times New Roman" fo:font-size="14pt" fo:letter-spacing="normal" fo:language="es" fo:country="ES" fo:font-style="normal" fo:font-weight="normal" officeooo:rsid="000ba099" style:font-size-asian="11pt" style:font-size-complex="11pt"/>
    </style:style>
    <style:style style:name="T19" style:family="text">
      <style:text-properties fo:font-variant="normal" fo:text-transform="none" fo:color="#000000" style:font-name="Times New Roman" fo:font-size="14pt" fo:letter-spacing="normal" fo:language="es" fo:country="ES" fo:font-style="normal" fo:font-weight="normal" officeooo:rsid="0011d9f0" style:font-size-asian="11pt" style:font-size-complex="11pt"/>
    </style:style>
    <style:style style:name="T20" style:family="text">
      <style:text-properties fo:font-variant="normal" fo:text-transform="none" fo:color="#000000" style:font-name="Times New Roman" fo:font-size="14pt" fo:letter-spacing="normal" fo:language="es" fo:country="ES" fo:font-style="normal" fo:font-weight="normal" officeooo:rsid="000d9b8f" style:font-size-asian="11pt" style:font-size-complex="11pt"/>
    </style:style>
    <style:style style:name="T21" style:family="text">
      <style:text-properties fo:font-variant="normal" fo:text-transform="none" fo:color="#000000" style:font-name="Times New Roman" fo:font-size="14pt" fo:letter-spacing="normal" fo:language="es" fo:country="ES" fo:font-style="normal" fo:font-weight="normal" officeooo:rsid="000e46b9" style:font-size-asian="11pt" style:font-size-complex="11pt"/>
    </style:style>
    <style:style style:name="T22" style:family="text">
      <style:text-properties fo:font-variant="normal" fo:text-transform="none" fo:color="#000000" style:font-name="Times New Roman" fo:font-size="14pt" fo:letter-spacing="normal" fo:language="es" fo:country="ES" fo:font-style="normal" fo:font-weight="normal" officeooo:rsid="00156eb6" style:font-size-asian="11pt" style:font-size-complex="11pt"/>
    </style:style>
    <style:style style:name="T23" style:family="text">
      <style:text-properties fo:font-variant="normal" fo:text-transform="none" fo:color="#000000" style:font-name="Times New Roman" fo:font-size="14pt" fo:letter-spacing="normal" fo:language="es" fo:country="ES" fo:font-style="normal" fo:font-weight="normal" officeooo:rsid="0016a409" style:font-size-asian="11pt" style:font-size-complex="11pt"/>
    </style:style>
    <style:style style:name="T24" style:family="text">
      <style:text-properties fo:font-variant="normal" fo:text-transform="none" fo:color="#000000" style:font-name="Times New Roman" fo:font-size="14pt" fo:letter-spacing="normal" fo:language="es" fo:country="ES" fo:font-style="normal" fo:font-weight="normal" officeooo:rsid="00184959" style:font-size-asian="11pt" style:font-size-complex="11pt"/>
    </style:style>
    <style:style style:name="T25" style:family="text">
      <style:text-properties fo:font-variant="normal" fo:text-transform="none" fo:color="#000000" style:font-name="Times New Roman" fo:font-size="14pt" fo:letter-spacing="normal" fo:language="es" fo:country="ES" fo:font-style="normal" fo:font-weight="normal" officeooo:rsid="001962b4" style:font-size-asian="11pt" style:font-size-complex="11pt"/>
    </style:style>
    <style:style style:name="T26" style:family="text">
      <style:text-properties fo:font-variant="normal" fo:text-transform="none" fo:color="#000000" style:font-name="Times New Roman" fo:font-size="14pt" fo:letter-spacing="normal" fo:language="es" fo:country="ES" fo:font-style="normal" fo:font-weight="normal" officeooo:rsid="001ba879" style:font-size-asian="11pt" style:font-size-complex="11pt"/>
    </style:style>
    <style:style style:name="T27" style:family="text">
      <style:text-properties fo:font-variant="normal" fo:text-transform="none" fo:color="#000000" style:font-name="Times New Roman" fo:font-size="14pt" fo:letter-spacing="normal" fo:language="es" fo:country="ES" fo:font-style="normal" fo:font-weight="normal" officeooo:rsid="001d2ca3" style:font-size-asian="11pt" style:font-size-complex="11pt"/>
    </style:style>
    <style:style style:name="T28" style:family="text">
      <style:text-properties fo:font-variant="normal" fo:text-transform="none" fo:color="#000000" style:font-name="Times New Roman" fo:font-size="14pt" fo:letter-spacing="normal" fo:language="es" fo:country="ES" fo:font-style="normal" fo:font-weight="normal" officeooo:rsid="001fd3d1" style:font-size-asian="11pt" style:font-size-complex="11pt"/>
    </style:style>
    <style:style style:name="T29" style:family="text">
      <style:text-properties fo:font-variant="normal" fo:text-transform="none" fo:color="#000000" style:font-name="Times New Roman" fo:font-size="14pt" fo:letter-spacing="normal" fo:language="es" fo:country="ES" fo:font-style="normal" fo:font-weight="normal" officeooo:rsid="00216fc8" style:font-size-asian="11pt" style:font-size-complex="11pt"/>
    </style:style>
    <style:style style:name="T30" style:family="text">
      <style:text-properties fo:font-variant="normal" fo:text-transform="none" fo:color="#000000" style:font-name="Times New Roman" fo:font-size="14pt" fo:letter-spacing="normal" fo:language="es" fo:country="ES" fo:font-style="normal" fo:font-weight="normal" officeooo:rsid="00156eb6" style:font-name-asian="Times New Roman1" style:font-size-asian="11pt" style:language-asian="es" style:country-asian="ES" style:font-size-complex="11pt"/>
    </style:style>
    <style:style style:name="T31" style:family="text">
      <style:text-properties fo:font-variant="normal" fo:text-transform="none" fo:color="#000000" style:font-name="Times New Roman" fo:font-size="14pt" fo:letter-spacing="normal" fo:language="es" fo:country="ES" fo:font-style="normal" fo:font-weight="normal" officeooo:rsid="0016a409" style:font-name-asian="Times New Roman1" style:font-size-asian="11pt" style:language-asian="es" style:country-asian="ES" style:font-size-complex="11pt"/>
    </style:style>
    <style:style style:name="T32" style:family="text">
      <style:text-properties fo:font-variant="normal" fo:text-transform="none" fo:color="#000000" style:font-name="Times New Roman" fo:font-size="14pt" fo:letter-spacing="normal" fo:language="es" fo:country="ES" fo:font-style="normal" fo:font-weight="normal" officeooo:rsid="00184959" style:font-name-asian="Times New Roman1" style:font-size-asian="11pt" style:language-asian="es" style:country-asian="ES" style:font-size-complex="11pt"/>
    </style:style>
    <style:style style:name="T33" style:family="text">
      <style:text-properties fo:font-variant="normal" fo:text-transform="none" fo:color="#000000" style:font-name="Times New Roman" fo:font-size="14pt" fo:letter-spacing="normal" fo:language="es" fo:country="ES" fo:font-style="normal" fo:font-weight="normal" officeooo:rsid="001962b4" style:font-name-asian="Times New Roman1" style:font-size-asian="11pt" style:language-asian="es" style:country-asian="ES" style:font-size-complex="11pt"/>
    </style:style>
    <style:style style:name="T34" style:family="text">
      <style:text-properties fo:font-variant="normal" fo:text-transform="none" fo:color="#000000" style:font-name="Times New Roman" fo:font-size="14pt" fo:letter-spacing="normal" fo:language="es" fo:country="ES" fo:font-style="normal" fo:font-weight="normal" officeooo:rsid="001abb92" style:font-name-asian="Times New Roman1" style:font-size-asian="11pt" style:language-asian="es" style:country-asian="ES" style:font-size-complex="11pt"/>
    </style:style>
    <style:style style:name="T35" style:family="text">
      <style:text-properties fo:font-variant="normal" fo:text-transform="none" fo:color="#000000" style:font-name="Times New Roman" fo:font-size="14pt" fo:letter-spacing="normal" fo:language="es" fo:country="ES" fo:font-style="normal" fo:font-weight="normal" officeooo:rsid="001ba879" style:font-name-asian="Times New Roman1" style:font-size-asian="11pt" style:language-asian="es" style:country-asian="ES" style:font-size-complex="11pt"/>
    </style:style>
    <style:style style:name="T36" style:family="text">
      <style:text-properties fo:font-variant="normal" fo:text-transform="none" fo:color="#000000" style:font-name="Times New Roman" fo:font-size="14pt" fo:letter-spacing="normal" fo:language="es" fo:country="ES" fo:font-style="normal" fo:font-weight="normal" officeooo:rsid="001fd3d1" style:font-name-asian="Times New Roman1" style:font-size-asian="11pt" style:language-asian="es" style:country-asian="ES" style:font-size-complex="11pt"/>
    </style:style>
    <style:style style:name="T37" style:family="text">
      <style:text-properties fo:font-variant="normal" fo:text-transform="none" fo:color="#000000" style:font-name="Times New Roman" fo:font-size="14pt" fo:letter-spacing="normal" fo:language="es" fo:country="ES" fo:font-style="normal" fo:font-weight="normal" officeooo:rsid="00216fc8" style:font-name-asian="Times New Roman1" style:font-size-asian="11pt" style:language-asian="es" style:country-asian="ES" style:font-size-complex="11pt"/>
    </style:style>
    <style:style style:name="T38" style:family="text">
      <style:text-properties fo:font-variant="normal" fo:text-transform="none" fo:color="#000000" style:font-name="Calibri Light" fo:font-size="11pt" fo:letter-spacing="normal" fo:language="es" fo:country="ES" fo:font-style="normal" fo:font-weight="normal" style:font-size-asian="11pt" style:font-size-complex="11pt"/>
    </style:style>
    <style:style style:name="T39" style:family="text">
      <style:text-properties fo:font-size="12pt" style:font-size-asian="12pt"/>
    </style:style>
    <style:style style:name="T40" style:family="text">
      <style:text-properties fo:font-size="12pt" officeooo:rsid="001ba879" style:font-size-asian="12pt"/>
    </style:style>
    <style:style style:name="T41" style:family="text">
      <style:text-properties fo:font-size="12pt" officeooo:rsid="00216fc8" style:font-size-asian="12pt"/>
    </style:style>
    <style:style style:name="T42" style:family="text">
      <style:text-properties officeooo:rsid="001fd3d1"/>
    </style:style>
    <style:style style:name="T43" style:family="text">
      <style:text-properties officeooo:rsid="00216fc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6.565cm, 9.211cm, 8.567cm, 4.99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INFORME DEL TUTOR DEL TFG</text:p>
      <text:p text:style-name="P3"><text:span text:style-name="Fuente_20_de_20_párrafo_20_predeter."><text:span text:style-name="T3">Grado en Ingeniería Informática</text:span></text:span></text:p>
      <text:p text:style-name="P5"/>
      <text:p text:style-name="P8"><text:span text:style-name="Fuente_20_de_20_párrafo_20_predeter."><text:span text:style-name="T4">CONVOCATORIA: </text:span></text:span><text:span text:style-name="Fuente_20_de_20_párrafo_20_predeter."><text:span text:style-name="T11">Septiembre</text:span></text:span><text:span text:style-name="Fuente_20_de_20_párrafo_20_predeter."><text:span text:style-name="T4"> <text:s text:c="2"/>CURSO: </text:span></text:span><text:span text:style-name="Fuente_20_de_20_párrafo_20_predeter."><text:span text:style-name="T7">20</text:span></text:span><text:span text:style-name="Fuente_20_de_20_párrafo_20_predeter."><text:span text:style-name="T8">21</text:span></text:span><text:span text:style-name="Fuente_20_de_20_párrafo_20_predeter."><text:span text:style-name="T7">/</text:span></text:span><text:span text:style-name="Fuente_20_de_20_párrafo_20_predeter."><text:span text:style-name="T8">22</text:span></text:span></text:p>
      <text:p text:style-name="P6"/>
      <text:p text:style-name="P8"><text:span text:style-name="Fuente_20_de_20_párrafo_20_predeter."><text:span text:style-name="T4">ALUMNO/A: </text:span></text:span><text:span text:style-name="Fuente_20_de_20_párrafo_20_predeter."><text:span text:style-name="T11">Guillem Calabuig Domenech</text:span></text:span></text:p>
      <text:p text:style-name="P8"><text:span text:style-name="Fuente_20_de_20_párrafo_20_predeter."><text:span text:style-name="T4">TÍTULO DEL TFG: </text:span></text:span><text:span text:style-name="Fuente_20_de_20_párrafo_20_predeter."><text:span text:style-name="T7">Streaming neural machine translation systems from </text:span></text:span><text:span text:style-name="Fuente_20_de_20_párrafo_20_predeter."><text:span text:style-name="T10">English into </text:span></text:span><text:span text:style-name="Fuente_20_de_20_párrafo_20_predeter."><text:span text:style-name="T7">European languages</text:span></text:span></text:p>
      <text:p text:style-name="P8"><text:span text:style-name="Fuente_20_de_20_párrafo_20_predeter."><text:span text:style-name="T4">TUTOR/COTUTORES: </text:span></text:span><text:span text:style-name="Fuente_20_de_20_párrafo_20_predeter."><text:span text:style-name="T7">Jorge Civera Saiz / Javier Iranzo Sánchez / </text:span></text:span><text:span text:style-name="Fuente_20_de_20_párrafo_20_predeter."><text:span text:style-name="T9">Gonçal Garcés Díaz-Munío</text:span></text:span></text:p>
      <text:p text:style-name="P5"/>
      <text:h text:style-name="Heading_20_2" text:outline-level="2">ASPECTOS A EVALUAR (Escala 1-5):</text:h>
      <table:table table:name="Tabla1" table:style-name="Tabla1">
        <table:table-column table:style-name="Tabla1.A"/>
        <table:table-column table:style-name="Tabla1.B"/>
        <table:table-row table:style-name="Tabla1.1">
          <table:table-cell table:style-name="Tabla1.A1" office:value-type="string">
            <text:p text:style-name="P10"/>
          </table:table-cell>
          <table:table-cell table:style-name="Tabla1.B1" office:value-type="string">
            <text:p text:style-name="P13"/>
            <text:p text:style-name="P13">(1-5)</text:p>
            <text:p text:style-name="P12"/>
          </table:table-cell>
        </table:table-row>
        <table:table-row table:style-name="Tabla1.1">
          <table:table-cell table:style-name="Tabla1.B1" office:value-type="string">
            <text:p text:style-name="P15">Seguimiento y Respuesta del Alumno/a</text:p>
            <text:p text:style-name="P14"/>
          </table:table-cell>
          <table:table-cell table:style-name="Tabla1.B1" office:value-type="string">
            <text:p text:style-name="P11">5</text:p>
          </table:table-cell>
        </table:table-row>
        <table:table-row table:style-name="Tabla1.1">
          <table:table-cell table:style-name="Tabla1.B1" office:value-type="string">
            <text:p text:style-name="P15">Esfuerzo e Implicación demostrada</text:p>
            <text:p text:style-name="P14"/>
          </table:table-cell>
          <table:table-cell table:style-name="Tabla1.B1" office:value-type="string">
            <text:p text:style-name="P11">5</text:p>
          </table:table-cell>
        </table:table-row>
        <table:table-row table:style-name="Tabla1.1">
          <table:table-cell table:style-name="Tabla1.B1" office:value-type="string">
            <text:p text:style-name="P15">Grado de Consecución de los Objetivos </text:p>
            <text:p text:style-name="P14"/>
          </table:table-cell>
          <table:table-cell table:style-name="Tabla1.B1" office:value-type="string">
            <text:p text:style-name="P11">5</text:p>
          </table:table-cell>
        </table:table-row>
      </table:table>
      <text:h text:style-name="Heading_20_2" text:outline-level="2"/>
      <text:h text:style-name="Heading_20_2" text:outline-level="2">OBSERVACIONES PARA EL TRIBUNAL:</text:h>
      <table:table table:name="Tabla2" table:style-name="Tabla2">
        <table:table-column table:style-name="Tabla2.A"/>
        <table:table-row table:style-name="TableLine93999914662976">
          <table:table-cell table:style-name="Tabla2.A1" office:value-type="string">
            <text:p text:style-name="P9"><text:span text:style-name="Fuente_20_de_20_párrafo_20_predeter."><text:span text:style-name="T15">El </text:span></text:span><text:span text:style-name="Fuente_20_de_20_párrafo_20_predeter."><text:span text:style-name="T17">T</text:span></text:span><text:span text:style-name="Fuente_20_de_20_párrafo_20_predeter."><text:span text:style-name="T15">FG de </text:span></text:span><text:span text:style-name="Fuente_20_de_20_párrafo_20_predeter."><text:span text:style-name="T36">Guillem</text:span></text:span><text:span text:style-name="Fuente_20_de_20_párrafo_20_predeter."><text:span text:style-name="T15">, ”Streaming neural machine translation systems from </text:span></text:span><text:span text:style-name="Fuente_20_de_20_párrafo_20_predeter."><text:span text:style-name="T28">English <text:s/>into</text:span></text:span><text:span text:style-name="Fuente_20_de_20_párrafo_20_predeter."><text:span text:style-name="T15"> European languages”, es excelente bajo los </text:span></text:span><text:span text:style-name="Fuente_20_de_20_párrafo_20_predeter."><text:span text:style-name="T17">siguiente</text:span></text:span><text:span text:style-name="Fuente_20_de_20_párrafo_20_predeter."><text:span text:style-name="T16">s</text:span></text:span><text:span text:style-name="Fuente_20_de_20_párrafo_20_predeter."><text:span text:style-name="T17"> </text:span></text:span><text:span text:style-name="Fuente_20_de_20_párrafo_20_predeter."><text:span text:style-name="T15">puntos de vista:</text:span></text:span></text:p>
            <text:p text:style-name="P9"><text:span text:style-name="Fuente_20_de_20_párrafo_20_predeter."><text:span text:style-name="T15"/></text:span></text:p>
            <text:list xml:id="list645056139" text:style-name="L1">
              <text:list-item>
                <text:p text:style-name="P18"><text:span text:style-name="Fuente_20_de_20_párrafo_20_predeter."><text:span text:style-name="T15">Calidad del trabajo: </text:span></text:span><text:span text:style-name="Fuente_20_de_20_párrafo_20_predeter."><text:span text:style-name="T36">Guillem</text:span></text:span><text:span text:style-name="Fuente_20_de_20_párrafo_20_predeter."><text:span text:style-name="T15"> es un estudiante muy </text:span></text:span><text:span text:style-name="Fuente_20_de_20_párrafo_20_predeter."><text:span text:style-name="T18">bien </text:span></text:span><text:span text:style-name="Fuente_20_de_20_párrafo_20_predeter."><text:span text:style-name="T15">preparado y cuidadoso, lo cual le ha permitido desarrollar un trabajo de gran calidad en cada una de las tareas de su plan de trabajo. Entre las</text:span></text:span><text:span text:style-name="Fuente_20_de_20_párrafo_20_predeter."><text:span text:style-name="T38"> </text:span></text:span><text:span text:style-name="Fuente_20_de_20_párrafo_20_predeter."><text:span text:style-name="T15">tareas más complejas que </text:span></text:span><text:span text:style-name="Fuente_20_de_20_párrafo_20_predeter."><text:span text:style-name="T30">Guillem</text:span></text:span><text:span text:style-name="Fuente_20_de_20_párrafo_20_predeter."><text:span text:style-name="T15"> ha realizado con brillantez, quiero destacar: la familiarización </text:span></text:span><text:span text:style-name="Fuente_20_de_20_párrafo_20_predeter."><text:span text:style-name="T18">con herramientas</text:span></text:span><text:span text:style-name="Fuente_20_de_20_párrafo_20_predeter."><text:span text:style-name="T15"> informátic</text:span></text:span><text:span text:style-name="Fuente_20_de_20_párrafo_20_predeter."><text:span text:style-name="T16">a</text:span></text:span><text:span text:style-name="Fuente_20_de_20_párrafo_20_predeter."><text:span text:style-name="T15">s muy avanzadas y complejas (</text:span></text:span><text:span text:style-name="Fuente_20_de_20_párrafo_20_predeter."><text:span text:style-name="T18">i</text:span></text:span><text:span text:style-name="Fuente_20_de_20_párrafo_20_predeter."><text:span text:style-name="T15">.e. </text:span></text:span><text:span text:style-name="Fuente_20_de_20_párrafo_20_predeter."><text:span text:style-name="T30">Fairseq</text:span></text:span><text:span text:style-name="Fuente_20_de_20_párrafo_20_predeter."><text:span text:style-name="T15">); la realización</text:span></text:span><text:span text:style-name="Fuente_20_de_20_párrafo_20_predeter."><text:span text:style-name="T38"> </text:span></text:span><text:span text:style-name="Fuente_20_de_20_párrafo_20_predeter."><text:span text:style-name="T15">de experimentos computacionales de alto nivel </text:span></text:span><text:span text:style-name="Fuente_20_de_20_párrafo_20_predeter."><text:span text:style-name="T22">utilizando un clúster de cómputo</text:span></text:span><text:span text:style-name="Fuente_20_de_20_párrafo_20_predeter."><text:span text:style-name="T15"> (idénticos, de hecho, a los que realizan sus compañeros de </text:span></text:span><text:span text:style-name="Fuente_20_de_20_párrafo_20_predeter."><text:span text:style-name="T30">grupo de </text:span></text:span><text:soft-page-break/><text:span text:style-name="Fuente_20_de_20_párrafo_20_predeter."><text:span text:style-name="T30">investigación</text:span></text:span><text:span text:style-name="Fuente_20_de_20_párrafo_20_predeter."><text:span text:style-name="T15"> en el marco de proyectos europeos de investigación </text:span></text:span><text:span text:style-name="Fuente_20_de_20_párrafo_20_predeter."><text:span text:style-name="T22">y de contratos de transferencia de tecnología</text:span></text:span><text:span text:style-name="Fuente_20_de_20_párrafo_20_predeter."><text:span text:style-name="T15">);</text:span></text:span><text:span text:style-name="Fuente_20_de_20_párrafo_20_predeter."><text:span text:style-name="T18"> </text:span></text:span><text:span text:style-name="Fuente_20_de_20_párrafo_20_predeter."><text:span text:style-name="T15">y una memoria </text:span></text:span><text:span text:style-name="Fuente_20_de_20_párrafo_20_predeter."><text:span text:style-name="T37">excelente</text:span></text:span><text:span text:style-name="Fuente_20_de_20_párrafo_20_predeter."><text:span text:style-name="T15"> desde un</text:span></text:span><text:span text:style-name="Fuente_20_de_20_párrafo_20_predeter."><text:span text:style-name="T38"> </text:span></text:span><text:span text:style-name="Fuente_20_de_20_párrafo_20_predeter."><text:span text:style-name="T15">punto de vista formal y también en cuanto a contenidos.</text:span></text:span></text:p>
                <text:p text:style-name="P18"><text:span text:style-name="Fuente_20_de_20_párrafo_20_predeter."><text:span text:style-name="T15"/></text:span></text:p>
              </text:list-item>
              <text:list-item>
                <text:p text:style-name="P18"><text:span text:style-name="Fuente_20_de_20_párrafo_20_predeter."><text:span text:style-name="T15">Aplicabilidad: Los sistemas de </text:span></text:span><text:span text:style-name="Fuente_20_de_20_párrafo_20_predeter."><text:span text:style-name="T18">traducción automática </text:span></text:span><text:span text:style-name="Fuente_20_de_20_párrafo_20_predeter."><text:span text:style-name="T22">de inglés </text:span></text:span><text:span text:style-name="Fuente_20_de_20_párrafo_20_predeter."><text:span text:style-name="T29">a francés</text:span></text:span><text:span text:style-name="Fuente_20_de_20_párrafo_20_predeter."><text:span text:style-name="T15"> desarrollados por </text:span></text:span><text:span text:style-name="Fuente_20_de_20_párrafo_20_predeter."><text:span text:style-name="T30">Guillem</text:span></text:span><text:span text:style-name="Fuente_20_de_20_párrafo_20_predeter."><text:span text:style-name="T15"> son </text:span></text:span><text:span text:style-name="Fuente_20_de_20_párrafo_20_predeter."><text:span text:style-name="T18">actualmente los</text:span></text:span><text:span text:style-name="Fuente_20_de_20_párrafo_20_predeter."><text:span text:style-name="T15"> mejores sistemas obtenidos por el grupo </text:span></text:span><text:span text:style-name="Fuente_20_de_20_párrafo_20_predeter."><text:span text:style-name="T18">M</text:span></text:span><text:span text:style-name="Fuente_20_de_20_párrafo_20_predeter."><text:span text:style-name="T15">LLP en los últimos años,</text:span></text:span><text:span text:style-name="Fuente_20_de_20_párrafo_20_predeter."><text:span text:style-name="T38"> </text:span></text:span><text:span text:style-name="Fuente_20_de_20_párrafo_20_predeter."><text:span text:style-name="T15">sobre todo a nivel de </text:span></text:span><text:span text:style-name="Fuente_20_de_20_párrafo_20_predeter."><text:span text:style-name="T18">calidad</text:span></text:span><text:span text:style-name="Fuente_20_de_20_párrafo_20_predeter."><text:span text:style-name="T15">. Como estos sistemas son los que usa</text:span></text:span><text:span text:style-name="Fuente_20_de_20_párrafo_20_predeter."><text:span text:style-name="T22">rá la</text:span></text:span><text:span text:style-name="Fuente_20_de_20_párrafo_20_predeter."><text:span text:style-name="T15"> Organización Europea para la Investigación Nuclear </text:span></text:span><text:span text:style-name="Fuente_20_de_20_párrafo_20_predeter."><text:span text:style-name="T22">(CERN) </text:span></text:span><text:span text:style-name="Fuente_20_de_20_párrafo_20_predeter."><text:span text:style-name="T15">para la subtitulación automática de vídeo-charlas </text:span></text:span><text:span text:style-name="Fuente_20_de_20_párrafo_20_predeter."><text:span text:style-name="T22">y reuniones </text:span></text:span><text:span text:style-name="Fuente_20_de_20_párrafo_20_predeter."><text:span text:style-name="T15">en </text:span></text:span><text:span text:style-name="Fuente_20_de_20_párrafo_20_predeter."><text:span text:style-name="T37">inglés</text:span></text:span><text:span text:style-name="Fuente_20_de_20_párrafo_20_predeter."><text:span text:style-name="T15">, los sistemas</text:span></text:span><text:span text:style-name="Fuente_20_de_20_párrafo_20_predeter."><text:span text:style-name="T38"> </text:span></text:span><text:span text:style-name="Fuente_20_de_20_párrafo_20_predeter."><text:span text:style-name="T15">desarrollados por </text:span></text:span><text:span text:style-name="Fuente_20_de_20_párrafo_20_predeter."><text:span text:style-name="T22">Guillem</text:span></text:span><text:span text:style-name="Fuente_20_de_20_párrafo_20_predeter."><text:span text:style-name="T15"> permitirán mejorar las prestaciones del servicio de subtitulación de vídeo-charlas </text:span></text:span><text:span text:style-name="Fuente_20_de_20_párrafo_20_predeter."><text:span text:style-name="T22">y reuniones</text:span></text:span><text:span text:style-name="Fuente_20_de_20_párrafo_20_predeter."><text:span text:style-name="T15"> de</text:span></text:span><text:span text:style-name="Fuente_20_de_20_párrafo_20_predeter."><text:span text:style-name="T22">l CERN</text:span></text:span><text:span text:style-name="Fuente_20_de_20_párrafo_20_predeter."><text:span text:style-name="T15">. L</text:span></text:span><text:span text:style-name="Fuente_20_de_20_párrafo_20_predeter."><text:span text:style-name="T19">a </text:span></text:span><text:span text:style-name="Fuente_20_de_20_párrafo_20_predeter."><text:span text:style-name="T15">aplicabilidad de estos sistemas es tan </text:span></text:span><text:span text:style-name="Fuente_20_de_20_párrafo_20_predeter."><text:span text:style-name="T18">amplia</text:span></text:span><text:span text:style-name="Fuente_20_de_20_párrafo_20_predeter."><text:span text:style-name="T15"> como las</text:span></text:span><text:span text:style-name="Fuente_20_de_20_párrafo_20_predeter."><text:span text:style-name="T38"> </text:span></text:span><text:span text:style-name="Fuente_20_de_20_párrafo_20_predeter."><text:span text:style-name="T15">posibles aplicaciones de </text:span></text:span><text:span text:style-name="Fuente_20_de_20_párrafo_20_predeter."><text:span text:style-name="T20">la traducción automática</text:span></text:span><text:span text:style-name="Fuente_20_de_20_párrafo_20_predeter."><text:span text:style-name="T15">.</text:span></text:span></text:p>
                <text:p text:style-name="P18"><text:span text:style-name="Fuente_20_de_20_párrafo_20_predeter."><text:span text:style-name="T15"/></text:span></text:p>
              </text:list-item>
              <text:list-item>
                <text:p text:style-name="P19"><text:span text:style-name="Fuente_20_de_20_párrafo_20_predeter."><text:span text:style-name="T22">Complejidad técnica: </text:span></text:span><text:span text:style-name="Fuente_20_de_20_párrafo_20_predeter."><text:span text:style-name="T31">Los</text:span></text:span><text:span text:style-name="Fuente_20_de_20_párrafo_20_predeter."><text:span text:style-name="T23"> sistemas de traducción automática como los que ha desarrollado Guillem en su TFG conllevan el procesamiento de varios cientos de millones de pares bilingües en un clúster de cómputo de altas prestaciones y el entrenamiento de modelos estadísticos durante varias semanas mediante herramientas muy avanzadas y complejas, como hemos mencionado anteriormente. Sin duda, Guillem ha demostrado una capacidad técnica que va más allá de la esperada de un estudiante de grado de último curso.</text:span></text:span></text:p>
                <text:p text:style-name="P18"><text:span text:style-name="Fuente_20_de_20_párrafo_20_predeter."><text:span text:style-name="T15"/></text:span></text:p>
              </text:list-item>
              <text:list-item>
                <text:p text:style-name="P20"><text:span text:style-name="Fuente_20_de_20_párrafo_20_predeter."><text:span text:style-name="T15">Originalidad y actualidad: </text:span></text:span><text:span text:style-name="Fuente_20_de_20_párrafo_20_predeter."><text:span text:style-name="T32">El desarrollo del TFG de</text:span></text:span><text:span text:style-name="Fuente_20_de_20_párrafo_20_predeter."><text:span text:style-name="T23"> Guillem </text:span></text:span><text:span text:style-name="Fuente_20_de_20_párrafo_20_predeter."><text:span text:style-name="T24">en el marco de un contrato de transferencia tecnológica con el CERN le ha posibilitado enfrentarse a problemas reales como es la adaptación de sistemas de traducción <text:s/>a un dominio concreto, como es la física de partículas, y el </text:span></text:span><text:span text:style-name="Fuente_20_de_20_párrafo_20_predeter."><text:span text:style-name="T32">desarrollo</text:span></text:span><text:span text:style-name="Fuente_20_de_20_párrafo_20_predeter."><text:span text:style-name="T24"> de sistemas de traducción automática simultánea. Esto</text:span></text:span><text:span text:style-name="Fuente_20_de_20_párrafo_20_predeter."><text:span text:style-name="T25">s problemas todavía </text:span></text:span><text:span text:style-name="Fuente_20_de_20_párrafo_20_predeter."><text:span text:style-name="T27">hoy </text:span></text:span><text:span text:style-name="Fuente_20_de_20_párrafo_20_predeter."><text:span text:style-name="T25">abiertos para la comunidad científica </text:span></text:span><text:span text:style-name="Fuente_20_de_20_párrafo_20_predeter."><text:span text:style-name="T24">ha</text:span></text:span><text:span text:style-name="Fuente_20_de_20_párrafo_20_predeter."><text:span text:style-name="T25">n</text:span></text:span><text:span text:style-name="Fuente_20_de_20_párrafo_20_predeter."><text:span text:style-name="T24"> requerido la propuesta de soluciones originales </text:span></text:span><text:span text:style-name="Fuente_20_de_20_párrafo_20_predeter."><text:span text:style-name="T25">para conseguir las mejoras de calidad de traducción presentadas en la memoria del TFG de Guillem. </text:span></text:span><text:span text:style-name="Fuente_20_de_20_párrafo_20_predeter."><text:span text:style-name="T15">En este sentido, el trabajo de </text:span></text:span><text:span text:style-name="Fuente_20_de_20_párrafo_20_predeter."><text:span text:style-name="T33">Guillem</text:span></text:span><text:span text:style-name="Fuente_20_de_20_párrafo_20_predeter."><text:span text:style-name="T21"> </text:span></text:span><text:span text:style-name="Fuente_20_de_20_párrafo_20_predeter."><text:span text:style-name="T15">se podría considerar de máxima originalidad y actualidad. Además, </text:span></text:span><text:span text:style-name="Fuente_20_de_20_párrafo_20_predeter."><text:span text:style-name="T21">es </text:span></text:span><text:span text:style-name="Fuente_20_de_20_párrafo_20_predeter."><text:span text:style-name="T15">justo decir que </text:span></text:span><text:span text:style-name="Fuente_20_de_20_párrafo_20_predeter."><text:span text:style-name="T21">el trabajo desarrollado por </text:span></text:span><text:span text:style-name="Fuente_20_de_20_párrafo_20_predeter."><text:span text:style-name="T33">Guillem</text:span></text:span><text:span text:style-name="Fuente_20_de_20_párrafo_20_predeter."><text:span text:style-name="T21"> es la semilla para el desarrollo de sistemas de traducción </text:span></text:span><text:span text:style-name="Fuente_20_de_20_párrafo_20_predeter."><text:span text:style-name="T25">adaptados al dominio </text:span></text:span><text:span text:style-name="Fuente_20_de_20_párrafo_20_predeter."><text:span text:style-name="T21">para otros pares de lenguas </text:span></text:span><text:span text:style-name="Fuente_20_de_20_párrafo_20_predeter."><text:span text:style-name="T15">y a buen seguro </text:span></text:span><text:span text:style-name="Fuente_20_de_20_párrafo_20_predeter."><text:span text:style-name="T21">que </text:span></text:span><text:span text:style-name="Fuente_20_de_20_párrafo_20_predeter."><text:span text:style-name="T15">será de gran ayuda para la investigación futura del grupo MLLP.</text:span></text:span></text:p>
                <text:p text:style-name="P18"><text:span text:style-name="Fuente_20_de_20_párrafo_20_predeter."><text:span text:style-name="T6"/></text:span></text:p>
              </text:list-item>
              <text:list-item>
                <text:p text:style-name="P19"><text:span text:style-name="Fuente_20_de_20_párrafo_20_predeter."><text:span text:style-name="T15">Estructura de la memoria: La estructura de la memoria es fiel a </text:span></text:span><text:span text:style-name="Fuente_20_de_20_párrafo_20_predeter."><text:span text:style-name="T21">la</text:span></text:span><text:span text:style-name="Fuente_20_de_20_párrafo_20_predeter."><text:span text:style-name="T15"> propuesta </text:span></text:span><text:span text:style-name="Fuente_20_de_20_párrafo_20_predeter."><text:span text:style-name="T21">de TFG. De hecho, la memoria se asemeja a cualquier trabajo académico </text:span></text:span><text:span text:style-name="Fuente_20_de_20_párrafo_20_predeter."><text:span text:style-name="T15">con contribuciones científico-técnicas originales.</text:span></text:span></text:p>
                <text:p text:style-name="P19"><text:soft-page-break/><text:span text:style-name="Fuente_20_de_20_párrafo_20_predeter."><text:span text:style-name="T15"/></text:span></text:p>
              </text:list-item>
              <text:list-item>
                <text:p text:style-name="P19"><text:span text:style-name="Fuente_20_de_20_párrafo_20_predeter."><text:span text:style-name="T15">Referencias bibliográficas: La sección bibliográfica incluye </text:span></text:span><text:span text:style-name="Fuente_20_de_20_párrafo_20_predeter."><text:span text:style-name="T29">6</text:span></text:span><text:span text:style-name="Fuente_20_de_20_párrafo_20_predeter."><text:span text:style-name="T37">5</text:span></text:span><text:span text:style-name="Fuente_20_de_20_párrafo_20_predeter."><text:span text:style-name="T15"> referencias totalmente relevantes y adecuadas para el </text:span></text:span><text:span text:style-name="Fuente_20_de_20_párrafo_20_predeter."><text:span text:style-name="T35">TFG</text:span></text:span><text:span text:style-name="Fuente_20_de_20_párrafo_20_predeter."><text:span text:style-name="T15"> </text:span></text:span><text:span text:style-name="Fuente_20_de_20_párrafo_20_predeter."><text:span text:style-name="T26">que reflejan el amplio trabajo previo de documentación que realizó Guillem.</text:span></text:span><text:span text:style-name="Fuente_20_de_20_párrafo_20_predeter."><text:span text:style-name="T6">   <text:s text:c="61"/></text:span></text:span></text:p>
              </text:list-item>
            </text:list>
          </table:table-cell>
        </table:table-row>
      </table:table>
      <text:p text:style-name="Normal"/>
      <text:h text:style-name="Heading_20_2" text:outline-level="2">EVALUACIÓN CUALITATIVA: <text:span text:style-name="Fuente_20_de_20_párrafo_20_predeter."><text:span text:style-name="T14">EXCELENTE</text:span></text:span><text:span text:style-name="Fuente_20_de_20_párrafo_20_predeter."><text:span text:style-name="T12"> </text:span></text:span><text:span text:style-name="Fuente_20_de_20_párrafo_20_predeter."><text:span text:style-name="T13">     </text:span></text:span></text:h>
      <text:p text:style-name="P4"/>
      <text:p text:style-name="P3"><text:span text:style-name="T39">Valencia, </text:span><text:span text:style-name="T41">8</text:span><text:span text:style-name="T39"> de </text:span><text:span text:style-name="T41">Septiembre</text:span><text:span text:style-name="T39"> de </text:span><text:span text:style-name="T40">2022</text:span></text:p>
      <text:p text:style-name="P7"/>
      <text:p text:style-name="P7"/>
      <text:p text:style-name="P17">Firma del Tut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212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1" style:font-family-asian="'Times New Roman'" style:font-family-generic-asian="roman" style:font-pitch-asian="variable" style:font-size-asian="13pt" style:font-name-complex="Times New Roman1"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Descripción" style:family="paragraph" style:parent-style-name="Normal" style:next-style-name="Normal">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Paragraph" style:display-name="Table Paragraph" style:family="paragraph" style:parent-style-name="Normal">
      <style:paragraph-properties fo:margin-top="0cm" fo:margin-bottom="0cm" loext:contextual-spacing="false" fo:line-height="100%" fo:orphans="0" fo:widows="0" fo:hyphenation-ladder-count="no-limit"/>
      <style:text-properties fo:language="en" fo:country="US" fo:hyphenate="false" loext:hyphenation-no-caps="false"/>
    </style:style>
    <style:style style:name="Párrafo_20_de_20_lista" style:display-name="Párrafo de lista"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fo:font-size="12pt" style:rfc-language-tag="es-ES-u-co-trad" fo:language="es" fo:country="ES" style:font-name-asian="Times New Roman1" style:font-family-asian="'Times New Roman'" style:font-family-generic-asian="roman" style:font-pitch-asian="variable" style:font-size-asian="12pt" style:language-asian="es" style:country-asian="ES" style:font-size-complex="12pt" fo:hyphenate="false" loext:hyphenation-no-caps="false"/>
    </style:style>
    <style:style style:name="Texto_20_comentario" style:display-name="Texto comentario" style:family="paragraph" style:parent-style-name="Normal">
      <style:paragraph-properties fo:margin-top="0.101cm" fo:margin-bottom="0.101cm" loext:contextual-spacing="false" fo:line-height="100%" fo:hyphenation-ladder-count="no-limit" style:vertical-align="baseline"/>
      <style:text-properties fo:color="#000000" style:font-name="Arial" fo:font-family="Arial" style:font-family-generic="swiss" style:font-pitch="variable" fo:font-size="10pt" fo:language="en" fo:country="US" style:letter-kerning="true" style:font-name-asian="Arial" style:font-family-asian="Arial" style:font-family-generic-asian="swiss"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Times New Roman1" style:font-family-asian="'Times New Roman'" style:font-family-generic-asian="roman" style:font-pitch-asian="variable" style:font-size-asian="13pt" style:font-name-complex="Times New Roman1" style:font-family-complex="'Times New Roman'" style:font-family-generic-complex="roman" style:font-pitch-complex="variable" style:font-size-complex="13pt"/>
    </style:style>
    <style:style style:name="Título_20_1_20_Car" style:display-name="Título 1 Car" style:family="text" style:parent-style-name="Fuente_20_de_20_párrafo_20_predeter.">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xto_20_comentario_20_Car" style:display-name="Texto comentario Car" style:family="text" style:parent-style-name="Fuente_20_de_20_párrafo_20_predeter.">
      <style:text-properties fo:color="#000000" style:font-name="Arial" fo:font-family="Arial" style:font-family-generic="swiss" style:font-pitch="variable" fo:font-size="10pt" fo:language="en" fo:country="US" style:letter-kerning="true" style:font-name-asian="Arial" style:font-family-asian="Arial" style:font-family-generic-asian="swiss"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Ref._20_de_20_comentario" style:display-name="Ref. de comentario" style:family="text" style:parent-style-name="Fuente_20_de_20_párrafo_20_predeter.">
      <style:text-properties fo:font-size="8pt" style:font-size-asian="8pt" style:font-size-complex="8pt"/>
    </style:style>
    <style:style style:name="WW_5f_CharLFO1LVL1" style:display-name="WW_CharLFO1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padding-left="0cm" fo:padding-right="0cm" fo:padding-top="0.035cm" fo:padding-bottom="0cm" fo:border-left="none" fo:border-right="none" fo:border-top="2.24pt solid #a41c87" fo:border-bottom="none" style:shadow="none"/>
    </style:style>
    <style:style style:name="MT1" style:family="text">
      <style:text-properties style:language-asian="es" style:country-asian="ES"/>
    </style:style>
    <style:style style:name="MT2" style:family="text">
      <style:text-properties style:font-name="Arial" fo:font-size="8pt" fo:font-weight="bold" style:font-size-asian="8pt" style:language-asian="es" style:country-asian="ES" style:font-weight-asian="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6.565cm, 9.211cm, 8.567cm, 4.99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draw:frame draw:style-name="Mfr1" draw:name="Imagen 4" text:anchor-type="as-char" svg:y="0cm" svg:width="5.597cm" style:rel-width="scale" svg:height="1.903cm" style:rel-height="scale" draw:z-index="2"><draw:image xlink:href="Pictures/10000000000000E60000004E07EA89C2D366FEC3.png" xlink:type="simple" xlink:show="embed" xlink:actuate="onLoad" loext:mime-type="image/png"/></draw:frame></text:span></text:span><text:span text:style-name="Fuente_20_de_20_párrafo_20_predeter."><text:span text:style-name="MT1"><text:s text:c="37"/></text:span></text:span><text:span text:style-name="Fuente_20_de_20_párrafo_20_predeter."><text:span text:style-name="MT2"><text:s text:c="3"/></text:span></text:span><text:span text:style-name="Fuente_20_de_20_párrafo_20_predeter."><text:span text:style-name="MT2"><draw:frame draw:style-name="Mfr2" draw:name="Imagen 5" text:anchor-type="as-char" svg:y="0cm" svg:width="2.51cm" style:rel-width="scale" svg:height="2.074cm" style:rel-height="scale" draw:z-index="5"><draw:image xlink:href="Pictures/100000000000106800000E44879E15C9ECE1A085.jpg" xlink:type="simple" xlink:show="embed" xlink:actuate="onLoad" loext:mime-type="image/jpeg"/><svg:desc>euro_inf_seal_bachelor_rgb</svg:desc></draw:frame></text:span></text:span><text:span text:style-name="Fuente_20_de_20_párrafo_20_predeter."><text:span text:style-name="MT1"><text:s text:c="29"/></text:span></text:span><text:span text:style-name="Fuente_20_de_20_párrafo_20_predeter."><text:span text:style-name="MT1"><draw:frame draw:style-name="Mfr1" draw:name="Imagen 6" text:anchor-type="as-char" svg:y="0cm" svg:width="4.404cm" style:rel-width="scale" svg:height="1.919cm" style:rel-height="scale" draw:z-index="8"><draw:image xlink:href="Pictures/1000000000000588000002692E7C50243F0DE3A2.jpg" xlink:type="simple" xlink:show="embed" xlink:actuate="onLoad" loext:mime-type="image/jpeg"/><svg:desc>STINF_Principal_V</svg:desc></draw:frame></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Xavier Molero</meta:initial-creator>
    <meta:creation-date>2018-07-04T18:24:00Z</meta:creation-date>
    <dc:date>2022-09-08T15:26:20.160486801</dc:date>
    <meta:print-date>2017-10-18T12:29:00Z</meta:print-date>
    <meta:editing-cycles>9</meta:editing-cycles>
    <meta:editing-duration>PT23M51S</meta:editing-duration>
    <meta:document-statistic meta:table-count="2" meta:image-count="3" meta:object-count="0" meta:page-count="3" meta:paragraph-count="31" meta:word-count="602" meta:character-count="4068" meta:non-whitespace-character-count="3358"/>
    <meta:template xlink:type="simple" xlink:actuate="onRequest" xlink:title="" xlink:href="Normal.dotm"/>
  </office:meta>
</office:document-meta>
</file>